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6644f8" officeooo:paragraph-rsid="006644f8"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6476c4" officeooo:paragraph-rsid="001e5373"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5779ba"/>
    </style:style>
    <style:style style:name="P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1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1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083f7" style:font-name-asian="Times New Roman1" style:font-size-asian="12pt" style:font-name-complex="Times New Roman1" style:font-size-complex="12pt" loext:padding="0in" loext:border="none"/>
    </style:style>
    <style:style style:name="P1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78e6e" style:font-name-asian="Times New Roman1" style:font-size-asian="12pt" style:font-name-complex="Times New Roman1" style:font-size-complex="12pt" loext:padding="0in" loext:border="none"/>
    </style:style>
    <style:style style:name="P1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loext:padding="0in" loext:border="none"/>
    </style:style>
    <style:style style:name="P14" style:family="paragraph" style:parent-style-name="Standard">
      <style:paragraph-properties fo:margin-top="0in" fo:margin-bottom="0in" loext:contextual-spacing="false" style:line-height-at-least="0.2in" fo:text-align="center"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1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9b1bf1" officeooo:paragraph-rsid="009b1bf1" style:font-name-asian="Times New Roman1" style:font-size-asian="12pt" style:font-name-complex="Times New Roman1" style:font-size-complex="12pt" loext:padding="0in" loext:border="none"/>
    </style:style>
    <style:style style:name="P1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a676ef" officeooo:paragraph-rsid="00a676ef" style:font-name-asian="Times New Roman1" style:font-size-asian="12pt" style:font-name-complex="Times New Roman1" style:font-size-complex="12pt" loext:padding="0in" loext:border="none"/>
    </style:style>
    <style:style style:name="P17" style:family="paragraph" style:parent-style-name="Standard">
      <style:paragraph-properties fo:margin-top="0in" fo:margin-bottom="0in" loext:contextual-spacing="false" style:line-height-at-least="0.2in" fo:text-align="center"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b9099e" style:font-name-asian="Times New Roman1" style:font-size-asian="12pt" style:font-weight-asian="bold" style:font-name-complex="Times New Roman1" style:font-size-complex="12pt" style:font-weight-complex="bold" loext:padding="0in" loext:border="none"/>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a676ef" style:font-name-asian="Times New Roman1" style:font-size-asian="12pt" style:font-weight-asian="bold" style:font-name-complex="Times New Roman1" style:font-size-complex="12pt" style:font-weight-complex="bold" loext:padding="0in" loext:border="non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c2dca7" style:font-name-asian="Times New Roman1" style:font-size-asian="12pt" style:font-weight-asian="bold" style:font-name-complex="Times New Roman1" style:font-size-complex="12pt" style:font-weight-complex="bold" loext:padding="0in" loext:border="none"/>
    </style:style>
    <style:style style:name="P2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normal" officeooo:paragraph-rsid="00b9099e" style:font-name-asian="Times New Roman1" style:font-size-asian="12pt" style:font-weight-asian="normal" style:font-name-complex="Times New Roman1" style:font-size-complex="12pt" style:font-weight-complex="normal" loext:padding="0in" loext:border="none"/>
    </style:style>
    <style:style style:name="P23" style:family="paragraph" style:parent-style-name="Standard">
      <style:paragraph-properties fo:margin-top="0in" fo:margin-bottom="0in" loext:contextual-spacing="false" style:line-height-at-least="0.2in" fo:text-align="justify" style:justify-single-word="false" style:vertical-align="baseline"/>
    </style:style>
    <style:style style:name="P24"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5779ba"/>
    </style:style>
    <style:style style:name="P25"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c2dca7"/>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c01b91"/>
    </style:style>
    <style:style style:name="P28" style:family="paragraph" style:parent-style-name="Standard" style:master-page-name="Standard">
      <style:paragraph-properties fo:text-align="center" style:justify-single-word="false" style:page-number="auto"/>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2dca7" style:font-name-asian="Times New Roman1" style:font-size-asian="12pt" style:font-name-complex="Times New Roman1" style:font-size-complex="12pt" loext:padding="0in" loext:border="none"/>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6372a" style:font-name-asian="Times New Roman1" style:font-size-asian="12pt" style:font-name-complex="Times New Roman1" style:font-size-complex="12pt" loext:padding="0in" loext:border="none"/>
    </style:style>
    <style:style style:name="P3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3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965d3" officeooo:paragraph-rsid="00c6372a" style:font-name-asian="Times New Roman1" style:font-size-asian="12pt" style:font-weight-asian="normal" style:font-name-complex="Times New Roman1" style:font-size-complex="12pt" style:font-weight-complex="normal" loext:padding="0in" loext:border="none"/>
    </style:style>
    <style:style style:name="P3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normal" officeooo:paragraph-rsid="00c2dca7" style:font-name-asian="Times New Roman1" style:font-size-asian="12pt" style:font-weight-asian="normal" style:font-name-complex="Times New Roman1" style:font-size-complex="12pt" style:font-weight-complex="normal" loext:padding="0in" loext:border="none"/>
    </style:style>
    <style:style style:name="T1" style:family="text">
      <style:text-properties style:font-name="Times New Roman" fo:font-size="12pt" fo:language="es" fo:country="ES" style:font-name-asian="Times New Roman1" style:font-size-asian="12pt" style:font-name-complex="Times New Roman1" style:font-size-complex="12pt"/>
    </style:style>
    <style:style style:name="T2" style:family="text">
      <style:text-properties style:font-name="Times New Roman" fo:font-size="12pt" fo:language="es" fo:country="ES" officeooo:rsid="005779ba" style:font-name-asian="Times New Roman1" style:font-size-asian="12pt" style:font-name-complex="Times New Roman1" style:font-size-complex="12pt"/>
    </style:style>
    <style:style style:name="T3" style:family="text">
      <style:text-properties style:use-window-font-color="true" style:font-name="Times New Roman" fo:font-size="18pt" fo:language="es" fo:country="ES" fo:font-weight="bold" style:font-size-asian="18pt" style:font-weight-asian="bold" style:font-name-complex="Times New Roman1"/>
    </style:style>
    <style:style style:name="T4" style:family="text">
      <style:text-properties style:use-window-font-color="true" style:font-name="Times New Roman" fo:font-size="18pt" fo:language="es" fo:country="ES" fo:font-weight="bold" officeooo:rsid="005779ba" style:font-size-asian="18pt" style:font-weight-asian="bold" style:font-name-complex="Times New Roman1"/>
    </style:style>
    <style:style style:name="T5" style:family="text">
      <style:text-properties style:use-window-font-color="true" style:font-name="Times New Roman" fo:font-size="18pt" fo:language="es" fo:country="ES" fo:font-weight="bold" officeooo:rsid="00a45a72" style:font-size-asian="18pt" style:font-weight-asian="bold" style:font-name-complex="Times New Roman1"/>
    </style:style>
    <style:style style:name="T6"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7"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T8" style:family="text">
      <style:text-properties style:use-window-font-color="true" style:font-name="Times New Roman" fo:font-size="12pt" fo:language="es" fo:country="ES" fo:font-weight="bold" officeooo:rsid="00b9099e" style:font-name-asian="Times New Roman1" style:font-size-asian="12pt" style:font-weight-asian="bold" style:font-name-complex="Times New Roman1" style:font-size-complex="12pt" style:font-weight-complex="bold" loext:padding="0in" loext:border="none"/>
    </style:style>
    <style:style style:name="T9" style:family="text">
      <style:text-properties style:use-window-font-color="true" style:font-name="Times New Roman" fo:font-size="12pt" fo:language="es" fo:country="ES" fo:font-weight="bold" officeooo:rsid="00c01b91" style:font-name-asian="Times New Roman1" style:font-size-asian="12pt" style:font-weight-asian="bold" style:font-name-complex="Times New Roman1" style:font-size-complex="12pt" style:font-weight-complex="bold"/>
    </style:style>
    <style:style style:name="T10" style:family="text">
      <style:text-properties style:use-window-font-color="true" style:font-name="Times New Roman" fo:font-size="12pt" fo:language="es" fo:country="ES" fo:font-weight="bold" officeooo:rsid="00c2dca7" style:font-name-asian="Times New Roman1" style:font-size-asian="12pt" style:font-weight-asian="bold" style:font-name-complex="Times New Roman1" style:font-size-complex="12pt" style:font-weight-complex="bold" loext:padding="0in" loext:border="none"/>
    </style:style>
    <style:style style:name="T11" style:family="text">
      <style:text-properties fo:font-variant="normal" fo:text-transform="none" fo:color="#000000" style:font-name="Times New Roman" fo:font-size="12pt" fo:letter-spacing="normal" fo:language="es" fo:country="ES" fo:font-style="normal" fo:font-weight="bold" officeooo:rsid="00c09f6e" style:font-name-asian="Times New Roman1" style:font-size-asian="12pt" style:font-weight-asian="bold" style:font-name-complex="Times New Roman1" style:font-size-complex="12pt" style:font-weight-complex="bold"/>
    </style:style>
    <style:style style:name="T12" style:family="text">
      <style:text-properties officeooo:rsid="008e20ec"/>
    </style:style>
    <style:style style:name="T13" style:family="text">
      <style:text-properties officeooo:rsid="0095013b"/>
    </style:style>
    <style:style style:name="T14" style:family="text">
      <style:text-properties officeooo:rsid="00a468a3"/>
    </style:style>
    <style:style style:name="T15" style:family="text">
      <style:text-properties officeooo:rsid="00acb478"/>
    </style:style>
    <style:style style:name="T16" style:family="text">
      <style:text-properties fo:font-weight="normal" style:font-weight-asian="normal" style:font-weight-complex="normal"/>
    </style:style>
    <style:style style:name="T17" style:family="text">
      <style:text-properties officeooo:rsid="00c1245b"/>
    </style:style>
    <style:style style:name="T18" style:family="text">
      <style:text-properties officeooo:rsid="00c2dca7"/>
    </style:style>
    <style:style style:name="T19" style:family="text">
      <style:text-properties fo:font-weight="bold" style:font-weight-asian="bold" style:font-weight-complex="bold"/>
    </style:style>
    <style:style style:name="T20" style:family="text">
      <style:text-properties fo:font-weight="bold" officeooo:rsid="00255e68" style:font-weight-asian="bold" style:font-weight-complex="bold"/>
    </style:style>
    <style:style style:name="T21" style:family="text">
      <style:text-properties fo:font-weight="bold" officeooo:rsid="0074dc03" style:font-weight-asian="bold" style:font-weight-complex="bold"/>
    </style:style>
    <style:style style:name="T22" style:family="text">
      <style:text-properties officeooo:rsid="0074dc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3">C</text:span><text:span text:style-name="T4">ontrato de trabajo </text:span><text:span text:style-name="T5">id-dec-0</text:span></text:p>
      <text:p text:style-name="P7"/>
      <text:p text:style-name="P4">En <text:span text:style-name="T12">id-unid-1</text:span>, a <text:s/><text:span text:style-name="T12">id-unid-2</text:span></text:p>
      <text:p text:style-name="P3"/>
      <text:p text:style-name="P6">REUNIDOS</text:p>
      <text:p text:style-name="P5"/>
      <text:p text:style-name="P5">De una parte,</text:p>
      <text:p text:style-name="P2">id-unid-3_1</text:p>
      <text:p text:style-name="P24"><text:span text:style-name="T1">En adelante, </text:span><text:span text:style-name="T2">el</text:span><text:span text:style-name="T1"> "</text:span><text:span text:style-name="T11">EMPLEADOR</text:span><text:span text:style-name="T1">".</text:span></text:p>
      <text:p text:style-name="P9"/>
      <text:p text:style-name="P5">De otra parte,</text:p>
      <text:p text:style-name="P1">id-unid-5, con id-unid-6: <text:span text:style-name="T13">id-unid-7</text:span>, número de afiliación a la Seguridad Social: id-unid-8, nivel formativo: id-unid-9, nacionalidad: id-dec-10, fecha de nacimiento: id-dec-11, domicilio en: id-dec-13, y en su propio nombre id-dec-12.</text:p>
      <text:p text:style-name="P8"><text:span text:style-name="T1">En adelante, </text:span><text:span text:style-name="T2">el</text:span><text:span text:style-name="T1"> "</text:span><text:span text:style-name="T11">TRABAJADOR</text:span><text:span text:style-name="T1">".</text:span></text:p>
      <text:p text:style-name="P9"/>
      <text:p text:style-name="P9"/>
      <text:p text:style-name="P10">El Empleador y el TRABAJADOR que, en adelante, podrán ser denominados, individualmente, "la Parte" y conjuntamente, "las Partes", reconociéndose mutuamente capacidad legal suficiente para contratar y obligarse en la representación que actúan y siendo responsables de la veracidad de sus manifestaciones,</text:p>
      <text:p text:style-name="P10"/>
      <text:p text:style-name="P10"/>
      <text:p text:style-name="P17">EXPONEN</text:p>
      <text:p text:style-name="P14"/>
      <text:p text:style-name="P10"/>
      <text:p text:style-name="P11"><text:span text:style-name="T16">I.</text:span> Que reúnen los requisitos exigidos para la celebración del presente contrato. iddec12-extra-0</text:p>
      <text:p text:style-name="P11"/>
      <text:p text:style-name="P11"><text:span text:style-name="T16">II.</text:span> Que el Empleador está interesad<text:span text:style-name="T17">o</text:span> en contratar los servicios del TRABAJADOR y, para ello, hace constar que su código de la cuenta de cotización a la Seguridad Social es:</text:p>
      <text:p text:style-name="P11"/>
      <text:p text:style-name="P11"><text:tab/>id-unidnew-3_1.</text:p>
      <text:p text:style-name="P11"/>
      <text:p text:style-name="P11">id-dec-18</text:p>
      <text:p text:style-name="P10"/>
      <text:p text:style-name="P10"><text:span text:style-name="T16">III.</text:span> Que la intención de ambas partes es la de formalizar el presente <text:s/>“<text:span text:style-name="T14">Contrato</text:span> <text:span text:style-name="T14">de</text:span> <text:span text:style-name="T14">trabajo</text:span> iddec0-extra-0”, en adelante el "Contrato" o el "Contrato de trabajo", que tiene por objeto el establecimiento de una relación laboral entre las Partes, así como de sus términos y condiciones, y que se regirá por las siguientes,</text:p>
      <text:p text:style-name="P10"/>
      <text:p text:style-name="P10"><text:soft-page-break/></text:p>
      <text:p text:style-name="P17">ESTIPULACIONES</text:p>
      <text:p text:style-name="P17"/>
      <text:p text:style-name="P17"/>
      <text:p text:style-name="P18">PRIMERA.- Objeto. Puesto de trabajo </text:p>
      <text:p text:style-name="P18"/>
      <text:p text:style-name="P12">iddec0-extra-1</text:p>
      <text:p text:style-name="P12"/>
      <text:p text:style-name="P10"><text:tab/>id-dec-23</text:p>
      <text:p text:style-name="P10"/>
      <text:p text:style-name="P10"/>
      <text:p text:style-name="P18">SEGUNDA.- Lugar de trabajo</text:p>
      <text:p text:style-name="P10"/>
      <text:p text:style-name="P10">id-dec-24</text:p>
      <text:p text:style-name="P10"/>
      <text:p text:style-name="P10">id-dec-36</text:p>
      <text:p text:style-name="P10"/>
      <text:p text:style-name="P18">TERCERA.- Jornada de trabajo</text:p>
      <text:p text:style-name="P10"/>
      <text:p text:style-name="P10">id-dec-25</text:p>
      <text:p text:style-name="P10"/>
      <text:p text:style-name="P10"/>
      <text:p text:style-name="P18">CUARTA.- Duración del Contrato</text:p>
      <text:p text:style-name="P10"/>
      <text:p text:style-name="P10">iddec0-extra-2</text:p>
      <text:p text:style-name="P10"/>
      <text:p text:style-name="P15">id-dec-27</text:p>
      <text:p text:style-name="P10"/>
      <text:p text:style-name="P10">id-dec-28</text:p>
      <text:p text:style-name="P10"/>
      <text:p text:style-name="P10"/>
      <text:p text:style-name="P18"><text:span text:style-name="T18">QUINTA</text:span>.- Retribución</text:p>
      <text:p text:style-name="P18"/>
      <text:p text:style-name="P10">El TRABAJADOR percibirá una retribución de id-dec-30 € brutos id-dec-29, que se distribuirán en los siguientes conceptos salariales:</text:p>
      <text:p text:style-name="P10"/>
      <text:p text:style-name="P10"><text:tab/>id-dec-31 </text:p>
      <text:p text:style-name="P10"/>
      <text:p text:style-name="P10">id-dec-35</text:p>
      <text:p text:style-name="P10"/>
      <text:p text:style-name="P10">id-dec-32 id-dec-33</text:p>
      <text:p text:style-name="P10"/>
      <text:p text:style-name="P10">La documentación del salario se hará mediante la entrega al TRABAJADOR de una nómina o recibo individual y justificativo del pago del mismo, que se ajustará al modelo aplicable a la empresa.</text:p>
      <text:p text:style-name="P10"/>
      <text:p text:style-name="P10"><text:s/>iddec38-extra-0 iddec39-extra-0</text:p>
      <text:p text:style-name="P10"/>
      <text:p text:style-name="P10"><text:soft-page-break/></text:p>
      <text:p text:style-name="P23"><text:span text:style-name="T10">SEXTA</text:span><text:span text:style-name="T7">.- Vacaciones anuales</text:span></text:p>
      <text:p text:style-name="P18"/>
      <text:p text:style-name="P10">La duración de las vacaciones anuales retribuidas del TRABAJADOR será de: id-dec-37.</text:p>
      <text:p text:style-name="P10">El calendario de vacaciones se fijará en la empresa de manera que el TRABAJADOR conozca las fechas que le corresponden al menos dos meses antes del comienzo de su disfrute.</text:p>
      <text:p text:style-name="P10"/>
      <text:p text:style-name="P10">El disfrute de las vacaciones debe producirse dentro del año al que correspondan, no siendo posible acumularlas, salvo que la fecha prevista de disfrute coincida en el tiempo con una incapacidad temporal.</text:p>
      <text:p text:style-name="P10"/>
      <text:p text:style-name="P10">En caso de extinción del Contrato de trabajo, las vacaciones anuales no disfrutadas serán objeto de una compensación económica incluida en el finiquito.</text:p>
      <text:p text:style-name="P10"/>
      <text:p text:style-name="P16"/>
      <text:p text:style-name="P21">SÉPTIMA.- Revisiones médicas</text:p>
      <text:p text:style-name="P20"/>
      <text:p text:style-name="P10"><text:span text:style-name="T15">E</text:span>l Empleador podrá solicitar que el TRABAJADOR se someta en cualquier momento a cuantas revisiones médicas estime oportunas, así como proceder a la comprobación de las situaciones de baja que lo afecten, ya sea a través de los servicios médicos de la empresa, Mutua patronal o servicio concertado, estando autorizada para recibir información del resultado de las mismas, no en cuanto al diagnóstico sino en cuanto a si es apto o no para el trabajo o a si la situación de incapacidad temporal en la que se encuentra es procedente o no.</text:p>
      <text:p text:style-name="P10">En relación con el artículo 22 de la Ley 31/1995, de 8 de noviembre, de Prevención de Riesgos Laborales, el TRABAJADOR presta su consentimiento para que se vigile su estado de salud en función de los riesgos inherentes al trabajo.</text:p>
      <text:p text:style-name="P10"/>
      <text:p text:style-name="P10"/>
      <text:p text:style-name="P21">OCTAVA.- Preaviso de cese voluntario</text:p>
      <text:p text:style-name="P10"/>
      <text:p text:style-name="P10">Salvo condición más beneficiosa, se acuerda que el preaviso del cese voluntario del TRABAJADOR será de: id-dec-43 mediante notificación fehaciente.</text:p>
      <text:p text:style-name="P10"/>
      <text:p text:style-name="P10">Si el TRABAJADOR incumpliere este preaviso, quedará obligado a compensar a el Empleador con una cuantía equivalente a los salarios correspondientes a la duración del período incumplido.</text:p>
      <text:p text:style-name="P10"/>
      <text:p text:style-name="P16">iddec0-extra-3</text:p>
      <text:p text:style-name="P10"/>
      <text:p text:style-name="P31"><text:span text:style-name="T19">NOVENA.- </text:span><text:span text:style-name="T20">------------------</text:span></text:p>
      <text:p text:style-name="P33">-------------------------------------------------------------------------------------------------------------------------------------------------------------------------------------------------------------------------------<text:span text:style-name="T22">ESTA PARTE ESTARÁ DISPONIBLE SÓLO AL FINALIZAR EL FORMULARIO </text:span>--------------------------------------------------------------------------------------------------------------------------------------------------------------------------------------------------------------------------------</text:p>
      <text:p text:style-name="P10"/>
      <text:p text:style-name="P10"/>
      <text:p text:style-name="P30"><text:soft-page-break/><text:span text:style-name="T19">DÉCIMA.- ------------------</text:span></text:p>
      <text:p text:style-name="P34">-------------------------------------------------------------------------------------------------------------------------------------------------------------------------------------------------------------------------------ESTA PARTE ESTARÁ DISPONIBLE SÓLO AL FINALIZAR EL FORMULARIO --------------------------------------------------------------------------------------------------------------------------------------------------------------------------------------------------------------------------------</text:p>
      <text:p text:style-name="P10"/>
      <text:p text:style-name="P10"/>
      <text:p text:style-name="P21">DECIMOPRIMERA.- Acciones legales. Legislación aplicable. Jurisdicción</text:p>
      <text:p text:style-name="P10"/>
      <text:p text:style-name="P10">Todo litigio relativo, especialmente, pero no solo, a la formación, validez, interpretación, firma, existencia, ejecución o terminación de este Contrato y, en general, a la relación establecida entre las Partes, será sometido a la legislación española vigente que resulte de aplicación. iddec0-extra-4 id-dec-19.</text:p>
      <text:p text:style-name="P10"/>
      <text:p text:style-name="P10">En caso de controversia, diferencia, conflicto o reclamación en cuanto al Contrato, o en relación al mismo, las Partes acuerdan que se someterán a la jurisdicción social de los Juzgados y Tribunales competentes conforme a derecho.</text:p>
      <text:p text:style-name="P10"/>
      <text:p text:style-name="P25"><text:span text:style-name="T7">DECIMOTERCERA.- </text:span><text:span text:style-name="T8">Otras disposiciones</text:span></text:p>
      <text:p text:style-name="P19"/>
      <text:p text:style-name="P22">id-dec-38</text:p>
      <text:p text:style-name="P22">id-dec-39</text:p>
      <text:p text:style-name="P10">id-dec-40</text:p>
      <text:p text:style-name="P10">id-dec-41</text:p>
      <text:p text:style-name="P10">id-dec-42</text:p>
      <text:p text:style-name="P10"/>
      <text:p text:style-name="P10"/>
      <text:p text:style-name="P10">Y en prueba de conformidad de cuanto antecede firman el presente documento por duplicado a un solo efecto, en la fecha y el lugar mencionados en el encabezamiento de este escrito.<text:tab/><text:tab/><text:tab/></text:p>
      <text:p text:style-name="P10"/>
      <text:p text:style-name="P27"><text:span text:style-name="T6">EL </text:span><text:span text:style-name="T9">EMPLEADOR</text:span><text:span text:style-name="T6"> <text:s text:c="55"/><text:tab/>EL </text:span><text:span text:style-name="T9">TRABAJADOR</text:span></text:p>
      <text:p text:style-name="P26"><text:line-break/></text:p>
      <text:p text:style-name="P26"><text:bookmark text:name="_GoBack"/><text:line-break/><text:line-break/><text:line-break/>........................................... <text:s text:c="55"/>...........................................</text:p>
      <text:p text:style-name="P13">________ <text:s text:c="82"/>________</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35</meta:editing-cycles>
    <meta:creation-date>2019-11-25T09:28:00</meta:creation-date>
    <dc:date>2020-08-15T17:15:20.866337061</dc:date>
    <meta:editing-duration>P3DT3H56M38S</meta:editing-duration>
    <meta:generator>LibreOffice/6.4.3.2$MacOSX_X86_64 LibreOffice_project/747b5d0ebf89f41c860ec2a39efd7cb15b54f2d8</meta:generator>
    <meta:document-statistic meta:table-count="0" meta:image-count="0" meta:object-count="0" meta:page-count="4" meta:paragraph-count="66" meta:word-count="724" meta:character-count="6026" meta:non-whitespace-character-count="51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